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6aed2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paragraph-rsid="0016aed2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paragraph-rsid="001817ac"/>
    </style:style>
    <style:style style:name="P4" style:family="paragraph" style:parent-style-name="Text_20_body">
      <style:text-properties officeooo:rsid="001ed693" officeooo:paragraph-rsid="001ed693"/>
    </style:style>
    <style:style style:name="P5" style:family="paragraph" style:parent-style-name="Standard">
      <style:text-properties officeooo:rsid="0015fc4c" officeooo:paragraph-rsid="0016aed2"/>
    </style:style>
    <style:style style:name="P6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7" style:family="paragraph" style:parent-style-name="Standard">
      <style:text-properties fo:font-style="italic" fo:font-weight="normal" officeooo:rsid="00170b50" officeooo:paragraph-rsid="0016aed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officeooo:paragraph-rsid="002d355c"/>
    </style:style>
    <style:style style:name="P9" style:family="paragraph" style:parent-style-name="Text_20_body" style:list-style-name="L1">
      <style:text-properties officeooo:paragraph-rsid="002d4bdb"/>
    </style:style>
    <style:style style:name="P10" style:family="paragraph" style:parent-style-name="Text_20_body" style:list-style-name="L1">
      <style:text-properties officeooo:rsid="002d4bdb" officeooo:paragraph-rsid="002d4bdb"/>
    </style:style>
    <style:style style:name="P11" style:family="paragraph" style:parent-style-name="Text_20_body" style:list-style-name="L1">
      <style:text-properties officeooo:rsid="0026452a" officeooo:paragraph-rsid="002d4bdb"/>
    </style:style>
    <style:style style:name="P12" style:family="paragraph" style:parent-style-name="Text_20_body" style:list-style-name="L1">
      <style:text-properties fo:font-style="normal" officeooo:rsid="002d4bdb" officeooo:paragraph-rsid="002d4bdb" style:font-style-asian="normal" style:font-style-complex="normal"/>
    </style:style>
    <style:style style:name="P13" style:family="paragraph" style:parent-style-name="Text_20_body" style:list-style-name="L1">
      <style:text-properties fo:font-style="normal" officeooo:rsid="002826e7" officeooo:paragraph-rsid="002826e7" style:font-style-asian="normal" style:font-style-complex="normal"/>
    </style:style>
    <style:style style:name="P14" style:family="paragraph" style:parent-style-name="Text_20_body">
      <style:paragraph-properties fo:text-align="center" style:justify-single-word="false"/>
      <style:text-properties fo:font-style="normal" fo:font-weight="normal" officeooo:rsid="00256c66" officeooo:paragraph-rsid="002deb38" style:font-style-asian="normal" style:font-weight-asian="normal" style:font-style-complex="normal" style:font-weight-complex="normal"/>
    </style:style>
    <style:style style:name="T1" style:family="text">
      <style:text-properties officeooo:rsid="001e1ed6"/>
    </style:style>
    <style:style style:name="T2" style:family="text">
      <style:text-properties style:text-underline-style="none" officeooo:rsid="001ed693"/>
    </style:style>
    <style:style style:name="T3" style:family="text">
      <style:text-properties style:text-underline-style="none" officeooo:rsid="002d4bdb"/>
    </style:style>
    <style:style style:name="T4" style:family="text">
      <style:text-properties officeooo:rsid="001ed693"/>
    </style:style>
    <style:style style:name="T5" style:family="text">
      <style:text-properties officeooo:rsid="00243dc1"/>
    </style:style>
    <style:style style:name="T6" style:family="text">
      <style:text-properties officeooo:rsid="00256c66"/>
    </style:style>
    <style:style style:name="T7" style:family="text">
      <style:text-properties officeooo:rsid="0026452a"/>
    </style:style>
    <style:style style:name="T8" style:family="text">
      <style:text-properties officeooo:rsid="002b1e1a"/>
    </style:style>
    <style:style style:name="T9" style:family="text">
      <style:text-properties officeooo:rsid="002b8fe7"/>
    </style:style>
    <style:style style:name="T10" style:family="text">
      <style:text-properties officeooo:rsid="002d4bdb"/>
    </style:style>
    <style:style style:name="T11" style:family="text">
      <style:text-properties officeooo:rsid="002deb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4">Gestione Pagamenti – <text:span text:style-name="T5"><text:s/></text:span><text:span text:style-name="T6"><text:s/>Promemoria </text:span><text:span text:style-name="T9">pagamenti</text:span></text:p>
          </table:table-cell>
        </table:table-row>
        <table:table-row table:style-name="Tabella9.2">
          <table:table-cell table:style-name="Tabella9.A2" office:value-type="string">
            <text:p text:style-name="P1">Istanza degli <text:span text:style-name="T1">utenti</text:span> partecipanti</text:p>
          </table:table-cell>
          <table:table-cell table:style-name="Tabella9.B2" office:value-type="string">
            <text:p text:style-name="P4">Paolo Rossi : Diret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1523313" text:style-name="L1">
              <text:list-item>
                <text:p text:style-name="P9"><text:span text:style-name="T6">Paolo deve comunicare ai genitori che il termine per saldare la retta mensile sta per scadere</text:span><text:span text:style-name="T5"> </text:span><text:span text:style-name="T10">quindi accede al sistema inserendo id e password.</text:span></text:p>
              </text:list-item>
              <text:list-item>
                <text:p text:style-name="P10">Paolo accede all'area per visualizzare i clienti che ancora devono pagare.</text:p>
              </text:list-item>
              <text:list-item>
                <text:p text:style-name="P11">Il sistema carica la pagina richiesta da Paolo.</text:p>
              </text:list-item>
              <text:list-item>
                <text:p text:style-name="P9"><text:span text:style-name="T7"><text:s/></text:span><text:span text:style-name="T6">Paolo visualizza tutti gli iscritti che non hanno ancora effettuato il versamento della retta.</text:span></text:p>
              </text:list-item>
              <text:list-item>
                <text:p text:style-name="P9"><text:span text:style-name="T4"><text:s/>Paolo </text:span><text:span text:style-name="T10">accede</text:span><text:span text:style-name="T4"> </text:span><text:span text:style-name="T10">al</text:span><text:span text:style-name="T4">la funzione <text:s/></text:span><text:span text:style-name="T8">di</text:span><text:span text:style-name="T4"> </text:span><text:span text:style-name="T8">a</text:span><text:span text:style-name="T6">vviso via Mail</text:span><text:span text:style-name="T4"> </text:span><text:span text:style-name="T2"><text:s/></text:span><text:span text:style-name="T3">n</text:span><text:span text:style-name="T2">el pannello dedicato alla gestione dei pagamenti.</text:span></text:p>
              </text:list-item>
              <text:list-item>
                <text:p text:style-name="P12">Paolo seleziona i genitori che devono ricevere le e-mail ed invia la comunicazione.</text:p>
              </text:list-item>
              <text:list-item>
                <text:p text:style-name="P13"><text:s text:c="2"/>Il sistema invia la mail agli utenti selezionati.</text:p>
              </text:list-item>
              <text:list-item>
                <text:p text:style-name="P13">12.Paolo effettua il logout dal sistema.</text:p>
              </text:list-item>
            </text:list>
          </table:table-cell>
        </table:table-row>
      </table:table>
      <text:p text:style-name="P14"><text:span text:style-name="T11">SC 7: il direttore Paolo visualizza chi ancora non ha fatto il pagamento.</text:span></text:p>
      <text:p text:style-name="P2"/>
      <text:p text:style-name="P5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24:36.78</meta:creation-date>
    <dc:date>2012-10-25T11:38:27.51</dc:date>
    <meta:editing-duration>PT28M55S</meta:editing-duration>
    <meta:editing-cycles>16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38" meta:character-count="853" meta:non-whitespace-character-count="728"/>
  </office:meta>
</office:document-meta>
</file>